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6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1.8">
            <text:p>11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6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marine shells (hiatella arctica, <text:s/>mya truncata, macoma calcar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A</text:p>
          </table:table-cell>
          <table:table-cell table:style-name="ACE-0" office:value-type="float" office:value="62.299999999999997">
            <text:p>62.3</text:p>
          </table:table-cell>
          <table:table-cell table:style-name="ACE-0" office:value-type="float" office:value="-76.200000000000003">
            <text:p>−76.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(hi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3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5.780000000000001">
            <text:p>−75.78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90</text:p>
          </table:table-cell>
          <table:table-cell table:style-name="ACE-0" office:value-type="float" office:value="62.210000000000001">
            <text:p>62.21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truncata, 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0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114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8">
            <text:p>1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100000000000001">
            <text:p>43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artleyMatthews196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775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30000000000004">
            <text:p>−75.73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asperAllard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9</text:p>
          </table:table-cell>
          <table:table-cell table:style-name="ACE-0" office:value-type="float" office:value="62.229999999999997">
            <text:p>62.23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09999999999999">
            <text:p>11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4</text:p>
          </table:table-cell>
          <table:table-cell table:style-name="ACE-0" office:value-type="float" office:value="62.329999999999998">
            <text:p>62.33</text:p>
          </table:table-cell>
          <table:table-cell table:style-name="ACE-0" office:value-type="float" office:value="-75.670000000000002">
            <text:p>−75.67</text:p>
          </table:table-cell>
          <table:table-cell table:style-name="ACE-0" office:value-type="float" office:value="5230">
            <text:p>52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">
            <text:p>15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8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50000000000006">
            <text:p>−75.65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7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.099999999999994">
            <text:p>9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2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71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4.75">
            <text:p>−74.7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, mya pseudoarenari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01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680000000000007">
            <text:p>−74.68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88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8.400000000000006">
            <text:p>8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6.200000000000003">
            <text:p>86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47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40000000000001">
            <text:p>−74.64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, mya truncata, balanus balan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.799999999999997">
            <text:p>6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4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mya truncata, macoma balthic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.099999999999994">
            <text:p>76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2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03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69999999999993">
            <text:p>−74.57</text:p>
          </table:table-cell>
          <table:table-cell table:style-name="ACE-0" office:value-type="float" office:value="620">
            <text:p>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s of caribou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717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49999999999997">
            <text:p>−74.55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McCuaig199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4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38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409999999999997">
            <text:p>−74.41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8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7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-74.329999999999998">
            <text:p>−74.3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egetal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45</text:p>
          </table:table-cell>
          <table:table-cell table:style-name="ACE-0" office:value-type="float" office:value="62.649999999999999">
            <text:p>62.65</text:p>
          </table:table-cell>
          <table:table-cell table:style-name="ACE-0" office:value-type="float" office:value="-74.310000000000002">
            <text:p>−74.31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ortlan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.40000000000001">
            <text:p>11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Etal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280000000000001">
            <text:p>−74.28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organic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86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Gray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1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Ricard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9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05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37</text:p>
          </table:table-cell>
          <table:table-cell table:style-name="ACE-0" office:value-type="float" office:value="62.469999999999999">
            <text:p>62.47</text:p>
          </table:table-cell>
          <table:table-cell table:style-name="ACE-0" office:value-type="float" office:value="-73.709999999999994">
            <text:p>−73.71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2.40000000000001">
            <text:p>10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Lauriol1985</text:p>
          </table:table-cell>
          <table:table-cell table:number-columns-repeated="240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39">
          <gnm:selection gnm:start-col="15" gnm:start-row="39" gnm:end-col="15" gnm:end-row="3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5:48:2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